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5.20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5.209cm" svg:x="1.4cm" svg:y="3.791cm" presentation:class="title" presentation:user-transformed="true">
          <draw:text-box>
            <text:p><text:tab/>Présentation d’un compendium non-exhaustif sur l’évaluation de résumés automatiques </text:p>
          </draw:text-box>
        </draw:frame>
        <draw:frame presentation:style-name="pr2" draw:text-style-name="P1" draw:layer="layout" svg:width="25.199cm" svg:height="9.134cm" svg:x="1.5cm" svg:y="-7.5cm" presentation:class="outline" presentation:user-transformed="true">
          <draw:text-box>
            <text:list text:style-name="L2">
              <text:list-item>
                <text:p><text:s text:c="5"/></text:p>
              </text:list-item>
            </text:list>
          </draw:text-box>
        </draw:frame>
        <draw:frame draw:style-name="gr1" draw:text-style-name="P2" draw:layer="layout" svg:width="18cm" svg:height="2.384cm" svg:x="5cm" svg:y="9.116cm">
          <draw:text-box>
            <text:p>Plutôt évaluation de la compréhension des articles par Fanny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lan de la présentation</text:p>
          </draw:text-box>
        </draw:frame>
        <draw:frame presentation:style-name="pr5" draw:text-style-name="P4" draw:layer="layout" svg:width="25.199cm" svg:height="9.134cm" svg:x="1.4cm" svg:y="3.685cm" presentation:class="subtitle" presentation:user-transformed="true">
          <draw:text-box>
            <text:p><text:span text:style-name="T1"><text:s/></text:span></text:p>
          </draw:text-box>
        </draw:frame>
        <draw:frame presentation:style-name="pr2" draw:text-style-name="P1" draw:layer="layout" svg:width="26.1cm" svg:height="9.134cm" svg:x="1.4cm" svg:y="3.685cm" presentation:class="outline" presentation:user-transformed="true">
          <draw:text-box>
            <text:list text:style-name="L2">
              <text:list-header>
                <text:p>Brève introduction : constats et introduction des articles </text:p>
                <text:p>I. ROUGE </text:p>
                <text:p>II. Pyramid </text:p>
                <text:p>III. Re-évaluation </text:p>
                <text:p>Brève conclusion : questionnement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ontenu du compendium <text:s/>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p><text:s/></text:p>
          </draw:text-box>
        </draw:frame>
        <draw:frame presentation:style-name="pr2" draw:text-style-name="P1" draw:layer="layout" svg:width="26.1cm" svg:height="9.134cm" svg:x="1.4cm" svg:y="3.685cm" presentation:class="outline" presentation:user-transformed="true">
          <draw:text-box>
            <text:list text:style-name="L2">
              <text:list-item>
                <text:p>Re-evaluation Evaluation in Text Summarization</text:p>
              </text:list-item>
              <text:list-item>
                <text:p>ROUGE : A package for Automatic Evaluation of Summaries </text:p>
              </text:list-item>
              <text:list-item>
                <text:p>Better Summarization Evaluation with Word Embeddings for ROUGE </text:p>
              </text:list-item>
              <text:list-item>
                <text:p>Evaluating Content Selection in Summarization : The Pyramid Method </text:p>
              </text:list-item>
              <text:list-item>
                <text:p text:style-name="P6">Automated Pyramid Summarization Evalu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onstats 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Évaluation manuelle coûteuse mais « gold-standard » </text:p>
              </text:list-item>
              <text:list-item>
                <text:p>Méthodes d’évaluation qui n’évoluent pas aussi vites que les modèles de génération de résumé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ROUG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1. Les différentes mesures de ROUGE <text:s/></text:p>
                <text:p text:style-name="P1">2. Évaluation </text:p>
                <text:p text:style-name="P1">3. Ajout des WE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/>Mesures 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ROUGE-N </text:p>
              </text:list-item>
              <text:list-item>
                <text:p>ROUGE-L et ROUGE-Lsum </text:p>
              </text:list-item>
              <text:list-item>
                <text:p>ROUGE W </text:p>
              </text:list-item>
              <text:list-item>
                <text:p>ROUGE S 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Evaluation </text:p>
          </draw:text-box>
        </draw:frame>
        <draw:frame presentation:style-name="pr2" draw:text-style-name="P1" draw:layer="layout" svg:width="25.199cm" svg:height="9.134cm" svg:x="1.5cm" svg:y="3.5cm" presentation:class="outline" presentation:user-transformed="true">
          <draw:text-box>
            <text:list text:style-name="L2">
              <text:list-item>
                <text:p>Rouge assigned summary scores vs human assigned summary scores.</text:p>
              </text:list-item>
              <text:list-item>
                <text:p>DUC 2001, 2002 et 2003 </text:p>
              </text:list-item>
              <text:list-item>
                <text:p>5 points relevés</text:p>
              </text:list-item>
              <text:list-item>
                <text:p>Critiques ?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Ajout des WE 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2 observations, ROUGE : </text:p>
              </text:list-header>
              <text:list-item>
                <text:p>Ne permet pas de mesurer la lisibilité ou la <text:s/>fluidité des résumés générés</text:p>
              </text:list-item>
              <text:list-item>
                <text:p>N’est pas approprié pour les résumés abstractif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Ajout des WE 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ne se base plus sur les simililarités lexicales mais sur les similarités sémantiques. </text:p>
              </text:list-item>
              <text:list-item>
                <text:p>Utilisation de word2vec (pré-entrainé)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PYRAMID 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1. Manual Pyramid </text:p>
                <text:p>2. Automated pyramid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7">Manual Pyramid</text:p>
              </text:list-header>
            </text:list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’approche DUC </text:p>
              </text:list-item>
              <text:list-item>
                <text:p>SCU : « an SCU consists of a set of contributors that, in their sentential contexts, express the same semantic content. »</text:p>
              </text:list-item>
              <text:list-item>
                <text:p>3 éléments : index, poids, label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7">Automated pyramid : pyrEval <text:s/></text:p>
              </text:list-header>
            </text:list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utomatise la « reconnaissance » des SCUs</text:p>
              </text:list-item>
              <text:list-item>
                <text:p>Processus : </text:p>
                <text:list>
                  <text:list-item>
                    <text:p>Décomposer les phrases du résumé de référence en segments. </text:p>
                  </text:list-item>
                  <text:list-item>
                    <text:p>Les convertir en vecteurs sémantiques. </text:p>
                  </text:list-item>
                  <text:list-item>
                    <text:p>Grouper les différents vecteurs en SCU’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Re-evaluating Evaluation in Text Summarization </text:p>
          </draw:text-box>
        </draw:frame>
        <draw:frame presentation:style-name="pr2" draw:text-style-name="P1" draw:layer="layout" svg:width="25.199cm" svg:height="9.134cm" svg:x="1.5cm" svg:y="4.5cm" presentation:class="outline" presentation:user-transformed="true">
          <draw:text-box>
            <text:list text:style-name="L2">
              <text:list-item>
                <text:p>Reprentative systems (Extractive et abstractive systems)</text:p>
              </text:list-item>
              <text:list-item>
                <text:p>Evaluation Metrics </text:p>
              </text:list-item>
              <text:list-item>
                <text:p>Correlation Measu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6" draw:text-style-name="P1" draw:layer="layout" svg:width="27.1cm" svg:height="3.473cm" svg:x="0.5cm" svg:y="0.206cm" presentation:class="title" presentation:user-transformed="true">
          <draw:text-box>
            <text:p>Différentes approches / 4 expériences <text:s/></text:p>
          </draw:text-box>
        </draw:frame>
        <draw:frame presentation:style-name="pr2" draw:text-style-name="P1" draw:layer="layout" svg:width="25.199cm" svg:height="3.815cm" svg:x="1.4cm" svg:y="3.685cm" presentation:class="outline" presentation:user-transformed="true">
          <draw:text-box>
            <text:list text:style-name="L2">
              <text:list-item>
                <text:p>Summary Level</text:p>
              </text:list-item>
              <text:list-item>
                <text:p>System Level </text:p>
              </text:list-item>
            </text:list>
          </draw:text-box>
        </draw:frame>
        <draw:frame presentation:style-name="pr2" draw:text-style-name="P1" draw:layer="layout" svg:width="25.199cm" svg:height="6.5cm" svg:x="1.5cm" svg:y="8cm" presentation:class="outline" presentation:user-transformed="true">
          <draw:text-box>
            <text:list text:style-name="L2">
              <text:list-item>
                <text:p>Evaluating all systems </text:p>
              </text:list-item>
              <text:list-item>
                <text:p>Evaluating Top-k systems </text:p>
              </text:list-item>
              <text:list-item>
                <text:p>Comparing Two-systems </text:p>
              </text:list-item>
              <text:list-item>
                <text:p>Evaluating summarie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hoix de la métriqu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3 paramètres :</text:p>
              </text:list-header>
              <text:list-item>
                <text:p>Tâche </text:p>
              </text:list-item>
              <text:list-item>
                <text:p>Dataset </text:p>
              </text:list-item>
              <text:list-item>
                <text:p>Scénario d’application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3T11:11:42.537115680</meta:creation-date>
    <dc:date>2024-05-17T09:34:35.205166935</dc:date>
    <meta:editing-duration>PT6H22M40S</meta:editing-duration>
    <meta:editing-cycles>7</meta:editing-cycles>
    <meta:generator>LibreOffice/7.3.7.2$Linux_X86_64 LibreOffice_project/30$Build-2</meta:generator>
    <meta:document-statistic meta:object-count="85"/>
  </office:meta>
</office:document-meta>
</file>